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Heading_20_1" style:master-page-name="Standard">
      <style:paragraph-properties style:page-number="auto"/>
    </style:style>
    <style:style style:name="P25"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text-properties fo:color="#000000" style:font-name="Optima1" fo:font-size="10pt" style:font-name-asian="Tahoma4" style:font-size-asian="10pt" style:font-name-complex="Tahoma4"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4">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May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Blocking malicious activities with violations <text:s text:c="2"/><text:tab/>29</text:p>
          <text:p text:style-name="Contents_20_1">Chapter 7<text:tab/>Integration with wireless networks <text:s text:c="2"/><text:tab/>32</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Chapter 10<text:tab/>Frequently Asked Questions <text:s text:c="2"/><text:tab/>42</text:p>
          <text:p text:style-name="Contents_20_2"><text:soft-page-break/>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1671817301" text:style-name="Outline">
        <text:list-item>
          <text:h text:style-name="P2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835694220"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477080102"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236196005"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496830899"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113787122" text:style-name="L1">
        <text:list-item>
          <text:p text:style-name="P25"><text:s/>ARP allows to much more control over policy violations, but requires that PacketFence has a local interface to all networks (must sit in front of the router).</text:p>
        </text:list-item>
        <text:list-item>
          <text:p text:style-name="P26"><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5"><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120854477" text:continue-list="list1496830899"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29503044"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2575548"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21272628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17822110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715673233"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91897977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891010107"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903746544" text:style-name="L2">
        <text:list-header>
          <text:p text:style-name="P28">❏<text:tab/>linkUp/linkDown</text:p>
        </text:list-header>
      </text:list>
      <text:p text:style-name="Text_20_body">Don't forget to update the startup config !</text:p>
      <text:p text:style-name="Text_20_body"/>
      <text:list xml:id="list310773760" text:continue-list="list891010107"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149214405" text:continue-list="list1903746544"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678938237" text:continue-list="list31077376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84170869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63054598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409397925" text:continue-list="list2149214405" text:style-name="L2">
        <text:list-header>
          <text:p text:style-name="P28">❏<text:tab/>linkUp/linkDown</text:p>
          <text:p text:style-name="P28">❏<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513675007" text:continue-list="list63054598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106441298" text:continue-list="list1409397925" text:style-name="L2">
        <text:list-header>
          <text:p text:style-name="P28">❏<text:tab/>linkUp/linkDown</text:p>
        </text:list-header>
      </text:list>
      <text:p text:style-name="Text_20_body">Don't forget to update the startup config !</text:p>
      <text:p text:style-name="Heading_20_3"/>
      <text:list xml:id="list1198350633" text:continue-list="list51367500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84823207" text:continue-list="list2106441298" text:style-name="L2">
        <text:list-header>
          <text:p text:style-name="P28">❏<text:tab/>linkUp/linkDown</text:p>
          <text:p text:style-name="P28">❏<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142336608" text:continue-list="list1198350633"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047920996" text:continue-list="list1084823207" text:style-name="L2">
        <text:list-header>
          <text:p text:style-name="P28">❏<text:tab/>linkUp/linkDown</text:p>
          <text:p text:style-name="P28">❏<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402166667" text:continue-list="list214233660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91511102"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332665293"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1302225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313615046" text:continue-list="list1047920996" text:style-name="L2">
        <text:list-header>
          <text:p text:style-name="P28">❏<text:tab/>linkUp/linkDown</text:p>
        </text:list-header>
      </text:list>
      <text:p text:style-name="Text_20_body">Don't forget to update the startup config !</text:p>
      <text:p text:style-name="Heading_20_3"/>
      <text:list xml:id="list510584326" text:continue-list="list71302225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700973259" text:continue-list="list313615046"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462631091" text:continue-list="list51058432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05732023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60893753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860362697"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953960924" text:continue-list="list1608937537"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59507570" text:style-name="L4">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408695686" text:continue-list="list1953960924"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803067438"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87456866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797743072" text:continue-numbering="true" text:style-name="Outline">
        <text:list-item>
          <text:list>
            <text:list-item>
              <text:h text:style-name="Heading_20_2" text:outline-level="2">Database</text:h>
            </text:list-item>
          </text:list>
        </text:list-item>
      </text:list>
      <text:list xml:id="list160382408"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1227757403" text:continue-list="list179774307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403167787"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03044434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06208613"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877336142" text:continue-list="list103044434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48699220" text:style-name="L7">
        <text:list-header>
          <text:p text:style-name="P31">❏<text:tab/>ip: switch IP address </text:p>
          <text:p text:style-name="P31">❏<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1">❏<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73194234" text:continue-list="list877336142" text:style-name="Outline">
        <text:list-item>
          <text:h text:style-name="Heading_20_1" text:outline-level="1">Additional Softwares</text:h>
        </text:list-item>
      </text:list>
      <text:p text:style-name="Standard"/>
      <text:list xml:id="list191031314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259814079"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16132592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580763060"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87192832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72581073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94279512"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60127366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13T13:16:18</dc:date>
    <meta:editing-cycles>601</meta:editing-cycles>
    <meta:editing-duration>PT298H22M39S</meta:editing-duration>
    <meta:document-statistic meta:table-count="1" meta:image-count="5" meta:object-count="0" meta:page-count="71" meta:paragraph-count="1171" meta:word-count="9383" meta:character-count="66238"/>
    <meta:user-defined meta:name="Info 1"/>
    <meta:user-defined meta:name="Info 2"/>
    <meta:user-defined meta:name="Info 3"/>
    <meta:user-defined meta:name="Info 4"/>
  </office:meta>
</office:document-meta>
</file>